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568cm" fo:margin-left="-0.106cm" fo:margin-top="0cm" fo:margin-bottom="0cm" table:align="left"/>
    </style:style>
    <style:style style:name="Table1.A" style:family="table-column">
      <style:table-column-properties style:column-width="3.96cm"/>
    </style:style>
    <style:style style:name="Table1.B" style:family="table-column">
      <style:table-column-properties style:column-width="1.76cm"/>
    </style:style>
    <style:style style:name="Table1.C" style:family="table-column">
      <style:table-column-properties style:column-width="1.759cm"/>
    </style:style>
    <style:style style:name="Table1.D" style:family="table-column">
      <style:table-column-properties style:column-width="1.524cm"/>
    </style:style>
    <style:style style:name="Table1.E" style:family="table-column">
      <style:table-column-properties style:column-width="1.748cm"/>
    </style:style>
    <style:style style:name="Table1.G" style:family="table-column">
      <style:table-column-properties style:column-width="1.757cm"/>
    </style:style>
    <style:style style:name="Table1.H" style:family="table-column">
      <style:table-column-properties style:column-width="1.61cm"/>
    </style:style>
    <style:style style:name="Table1.I" style:family="table-column">
      <style:table-column-properties style:column-width="1.829cm"/>
    </style:style>
    <style:style style:name="Table1.J" style:family="table-column">
      <style:table-column-properties style:column-width="0.286cm"/>
    </style:style>
    <style:style style:name="Table1.1" style:family="table-row">
      <style:table-row-properties style:min-row-height="0.557cm" fo:keep-together="auto"/>
    </style:style>
    <style:style style:name="Table1.A1" style:family="table-cell">
      <style:table-cell-properties style:vertical-align="middle" fo:padding-left="0.053cm" fo:padding-right="0.053cm" fo:padding-top="0cm" fo:padding-bottom="0cm" fo:border="none"/>
    </style:style>
    <style:style style:name="Table1.B1" style:family="table-cell">
      <style:table-cell-properties style:vertical-align="bottom" fo:padding-left="0.053cm" fo:padding-right="0.053cm" fo:padding-top="0cm" fo:padding-bottom="0cm" fo:border="none"/>
    </style:style>
    <style:style style:name="Table1.2" style:family="table-row">
      <style:table-row-properties style:min-row-height="1.931cm" fo:keep-together="auto"/>
    </style:style>
    <style:style style:name="Table1.3" style:family="table-row">
      <style:table-row-properties style:min-row-height="0.517cm" fo:keep-together="auto"/>
    </style:style>
    <style:style style:name="Table1.5" style:family="table-row">
      <style:table-row-properties style:min-row-height="0.106cm" fo:keep-together="auto"/>
    </style:style>
    <style:style style:name="Table1.12" style:family="table-row">
      <style:table-row-properties style:min-row-height="0.635cm" fo:keep-together="auto"/>
    </style:style>
    <style:style style:name="Table1.17" style:family="table-row">
      <style:table-row-properties style:min-row-height="0.579cm" fo:keep-together="auto"/>
    </style:style>
    <style:style style:name="Table1.21" style:family="table-row">
      <style:table-row-properties style:min-row-height="1.746cm" fo:keep-together="auto"/>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justify" style:justify-single-word="false">
        <style:tab-stops/>
      </style:paragraph-properties>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tab-stops/>
      </style:paragraph-properties>
      <style:text-properties officeooo:paragraph-rsid="00251e1c"/>
    </style:style>
    <style:style style:name="P5" style:family="paragraph" style:parent-style-name="Standard">
      <style:paragraph-properties fo:text-align="start" style:justify-single-word="false">
        <style:tab-stops/>
      </style:paragraph-properties>
      <style:text-properties fo:font-weight="bold" style:font-weight-asian="bold"/>
    </style:style>
    <style:style style:name="P6" style:family="paragraph" style:parent-style-name="Standard">
      <style:paragraph-properties fo:text-align="center" style:justify-single-word="false">
        <style:tab-stops/>
      </style:paragraph-properties>
      <style:text-properties officeooo:rsid="0021cb00" officeooo:paragraph-rsid="0021cb00"/>
    </style:style>
    <style:style style:name="T1" style:family="text">
      <style:text-properties fo:font-weight="bold" style:font-weight-asian="bold"/>
    </style:style>
    <style:style style:name="T2" style:family="text">
      <style:text-properties fo:font-weight="bold" officeooo:rsid="00204952" style:font-weight-asian="bold"/>
    </style:style>
    <style:style style:name="T3" style:family="text">
      <style:text-properties fo:font-weight="bold" officeooo:rsid="0028a0a0" style:font-weight-asian="bold"/>
    </style:style>
    <style:style style:name="T4" style:family="text">
      <style:text-properties officeooo:rsid="00204952"/>
    </style:style>
    <style:style style:name="T5"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J"/>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
          <table:table-cell table:style-name="Table1.A1" table:number-columns-spanned="10" office:value-type="string">
            <text:p text:style-name="P2">I, <text:span text:style-name="T5">SYSON, MICHAEL B.</text:span>, Corporate Secretary of <text:span text:style-name="T5">USBONG SOCIAL SYSTEMS, INC.</text:span> declare under penalty of perjury that all matters set forth in this GIS have been duly verified by me and to the best of my knowledge and belief are true and correct. </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By indicating herein the personal information of the incorporators, stockholders, directors, officers, beneficial owners, external auditor, notary public and their agents, I attest that the aforementioned persons authorize the SEC to: (1) collect, process and store their personal information through the GIS forms and related documents, for the period allowed under the applicable laws and regulations; and (2) share with and make available the GIS to interested parties in order to pursue lawful purposes and legitimate interests, and comply with legal mandat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I also attest that the company and the aforementioned persons authorized the undersigned to file this GIS with SEC, and the information provided herein are true, accurate, timely and complete.</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I further attest that they are aware of their rights under the Data Privacy Act, including the right to be informed, to access, to object, to erasure or blocking, to damages, to file a complaint, to rectify and to data portability, and understand that there are procedures, conditions and exceptions to be complied with in order to exercise or invoke such rights.</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I likewise understand that the failure of the corporation to file this GIS for five (5) consecutive years shall be construed as non-operation of the corporation and a ground for the revocation of the corporations’ certificate of incorporation in this eventuality, the corporation hereby waives its right to hearing for the said revocatio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2">
          <table:table-cell table:style-name="Table1.A1" table:number-columns-spanned="10" office:value-type="string">
            <text:p text:style-name="P1">Done this ___ day of MARCH, 2021 in MARIKINA CITY, PHILIPPIN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7">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3">SYSON, MICHAEL B.</text:p>
          </table:table-cell>
          <table:covered-table-cell/>
          <table:covered-table-cell/>
          <table:covered-table-cell/>
          <table:covered-table-cell/>
          <table:table-cell table:style-name="Table1.B1" office:value-type="string">
            <text:p text:style-name="P1"/>
          </table:table-cell>
        </table:table-row>
        <table:table-row table:style-name="Table1.1">
          <table:table-cell table:style-name="Table1.A1" office:value-type="string">
            <text:p text:style-name="P5"/>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table:number-columns-spanned="3" office:value-type="string">
            <text:p text:style-name="P6">SECRETARY</text:p>
          </table:table-cell>
          <table:covered-table-cell/>
          <table:covered-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5"/>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5"/>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1">
          <table:table-cell table:style-name="Table1.A1" table:number-columns-spanned="10" office:value-type="string">
            <text:p text:style-name="P2"><text:span text:style-name="T1">SUBSCRIBED AND SWORN TO before me in </text:span><text:bookmark-start text:name="__DdeLink__1802_2501600257"/><text:span text:style-name="T3">MARIKINA CITY</text:span><text:bookmark-end text:name="__DdeLink__1802_2501600257"/><text:span text:style-name="T1"> on ____________________ by affiant who personally appeared before me and exhibited to me his/her competent evidence of identity consisting of </text:span><text:span text:style-name="T2">UNIFIED MULTI-PURPOSE IDENTIFICATION (ID) with ID Number: _____________</text:span><text:span text:style-name="T1">.</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7">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4">NOTARY PUBLIC</text:p>
          </table:table-cell>
          <table:covered-table-cell/>
          <table:covered-table-cell/>
          <table:covered-table-cell/>
          <table:covered-table-cell/>
          <table:table-cell table:style-name="Table1.A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GIS_STOCK (v.2018)</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Page 10</text:p>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1:13:29.739508288</meta:creation-date>
    <dc:date>2021-03-30T11:25:34.786421204</dc:date>
    <meta:editing-duration>PT12M1S</meta:editing-duration>
    <meta:editing-cycles>9</meta:editing-cycles>
    <meta:generator>LibreOffice/6.4.6.2$Linux_X86_64 LibreOffice_project/40$Build-2</meta:generator>
    <meta:document-statistic meta:table-count="1" meta:image-count="0" meta:object-count="0" meta:page-count="1" meta:paragraph-count="12" meta:word-count="328" meta:character-count="2089" meta:non-whitespace-character-count="1772"/>
  </office:meta>
</office:document-meta>
</file>